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ccffcc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1" svg:stroke-width="0.076cm" svg:stroke-color="#ff9c3a" draw:stroke-linejoin="miter" svg:stroke-linecap="butt" draw:fill="none" draw:fill-color="#ccffcc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99fff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1" svg:stroke-width="0.031cm" svg:stroke-color="#ff9c3a" draw:stroke-linejoin="miter" svg:stroke-linecap="butt" draw:fill="none" draw:fill-color="#99ffff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ccffcc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1" svg:stroke-width="0.047cm" svg:stroke-color="#ff9c3a" draw:stroke-linejoin="miter" svg:stroke-linecap="butt" draw:fill="none" draw:fill-color="#ccffcc" draw:textarea-horizontal-align="center" draw:textarea-vertical-align="middle" fo:padding-top="0.148cm" fo:padding-bottom="0.148cm" fo:padding-left="0.273cm" fo:padding-right="0.273cm"/>
    </style:style>
    <style:style style:name="gr7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1" svg:stroke-width="0.026cm" svg:stroke-color="#ff9c3a" draw:stroke-linejoin="miter" svg:stroke-linecap="butt" draw:fill="none" draw:fill-color="#ffcc99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546e7a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b0bec5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1" svg:stroke-width="0.054cm" svg:stroke-color="#ff9c3a" draw:stroke-linejoin="miter" svg:stroke-linecap="butt" draw:fill="none" draw:fill-color="#ffcc99" draw:textarea-horizontal-align="center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97cm" fo:min-width="2.3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97cm" fo:min-width="2.50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74cm" fo:min-width="2.67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74cm" fo:min-width="3.02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74cm" fo:min-width="2.31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74cm" fo:min-width="2.8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74cm" fo:min-width="2.01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374cm" fo:min-width="3.18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74cm" fo:min-width="2.05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374cm" fo:min-width="2.1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374cm" fo:min-width="2.16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draw:stroke-dash="Dashed_20__28_var_29__20_1" svg:stroke-width="0cm" svg:stroke-color="#ff9c3a" draw:stroke-linejoin="round" svg:stroke-linecap="butt" draw:fill="solid" draw:fill-color="#ffcc99" draw:textarea-horizontal-align="justify" draw:textarea-vertical-align="middle" draw:auto-grow-height="false" fo:min-height="10.27cm" fo:min-width="0.876cm" fo:padding-top="0.125cm" fo:padding-bottom="0.125cm" fo:padding-left="0.25cm" fo:padding-right="0.25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374cm" fo:min-width="1.9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374cm" fo:min-width="2.1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374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374cm" fo:min-width="2.44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374cm" fo:min-width="1.49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374cm" fo:min-width="1.5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374cm" fo:min-width="2.508cm" fo:padding-top="0cm" fo:padding-bottom="0cm" fo:padding-left="0cm" fo:padding-right="0cm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svg:stroke-color="#ff9c3a" draw:fill-color="#ffcc99" draw:textarea-horizontal-align="justify" draw:textarea-vertical-align="middle" draw:auto-grow-height="false" fo:min-height="6.577cm" fo:min-width="0.866cm"/>
    </style:style>
    <style:style style:name="gr35" style:family="graphic" style:parent-style-name="standard">
      <style:graphic-properties draw:stroke="none" draw:stroke-dash="Dashed_20__28_var_29__20_1" svg:stroke-width="0cm" svg:stroke-color="#ff9c3a" draw:stroke-linejoin="miter" svg:stroke-linecap="butt" draw:fill="solid" draw:fill-color="#ff9c3a" draw:opacity="100%" draw:textarea-horizontal-align="center" draw:textarea-vertical-align="middle" fo:padding-top="0.152cm" fo:padding-bottom="0.152cm" fo:padding-left="0.277cm" fo:padding-right="0.277cm"/>
    </style:style>
    <style:style style:name="gr36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374cm" fo:min-width="1.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374cm" fo:min-width="1.03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ffcc99" draw:textarea-horizontal-align="center" draw:textarea-vertical-align="middle" fo:padding-top="0.125cm" fo:padding-bottom="0.125cm" fo:padding-left="0.25cm" fo:padding-right="0.25cm" draw:shadow="hidden"/>
    </style:style>
    <style:style style:name="gr40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41" style:family="graphic" style:parent-style-name="standard">
      <style:graphic-properties svg:stroke-color="#ffffff" draw:fill="none" draw:opacity="50%" draw:textarea-horizontal-align="justify" draw:textarea-vertical-align="middle" draw:auto-grow-height="false" fo:min-height="10.926cm" fo:min-width="16.645cm"/>
    </style:style>
    <style:style style:name="gr42" style:family="graphic" style:parent-style-name="standard">
      <style:graphic-properties draw:stroke="none" draw:marker-start="" draw:fill="none" draw:textarea-horizontal-align="justify" draw:textarea-vertical-align="middle" draw:auto-grow-height="false" fo:min-height="10.291cm" fo:min-width="15.629cm"/>
    </style:style>
    <style:style style:name="gr43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  <style:paragraph-properties style:writing-mode="lr-tb"/>
    </style:style>
    <style:style style:name="gr44" style:family="graphic" style:parent-style-name="standard">
      <style:graphic-properties svg:stroke-color="#ff8000" draw:textarea-horizontal-align="justify" draw:textarea-vertical-align="middle" draw:auto-grow-height="false" fo:min-height="0.512cm" fo:min-width="3.183cm"/>
      <style:paragraph-properties style:writing-mode="lr-tb"/>
    </style:style>
    <style:style style:name="gr45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_20_1" svg:stroke-width="0.028cm" svg:stroke-color="#fe7f00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747cm" fo:min-width="1.822cm" fo:padding-top="0cm" fo:padding-bottom="0cm" fo:padding-left="0cm" fo:padding-right="0cm"/>
      <style:paragraph-properties style:writing-mode="lr-tb"/>
    </style:style>
    <style:style style:name="gr4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9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50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svg:stroke-color="#ff9c3a" draw:fill-color="#ffcc99" draw:textarea-horizontal-align="justify" draw:textarea-vertical-align="middle" draw:auto-grow-height="false" fo:min-height="0.925cm" fo:min-width="0.888cm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374cm" fo:min-width="0.99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747cm" fo:min-width="1.6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ccffcc"/>
      <style:paragraph-properties fo:text-align="center"/>
    </style:style>
    <style:style style:name="P2" style:family="paragraph">
      <loext:graphic-properties draw:fill="none" draw:fill-color="#ccffcc"/>
      <style:paragraph-properties fo:text-align="center"/>
    </style:style>
    <style:style style:name="P3" style:family="paragraph">
      <loext:graphic-properties draw:fill="solid" draw:fill-color="#99ffff"/>
      <style:paragraph-properties fo:text-align="center"/>
    </style:style>
    <style:style style:name="P4" style:family="paragraph">
      <loext:graphic-properties draw:fill="none" draw:fill-color="#99ffff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loext:graphic-properties draw:fill="none" draw:fill-color="#ffcc99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546e7a"/>
      <style:paragraph-properties fo:text-align="center"/>
    </style:style>
    <style:style style:name="P9" style:family="paragraph">
      <loext:graphic-properties draw:fill="solid" draw:fill-color="#b0bec5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sans-serif" fo:font-size="11.8999996185303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P11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style:writing-mode="lr-tb"/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cc99"/>
      <style:paragraph-properties fo:text-align="center"/>
    </style:style>
    <style:style style:name="P16" style:family="paragraph">
      <loext:graphic-properties draw:fill="solid" draw:fill-color="#ff9c3a" draw:opacity="100%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20" style:family="paragraph">
      <loext:graphic-properties draw:fill="none" draw:opacity="50%"/>
      <style:paragraph-properties fo:text-align="center"/>
    </style:style>
    <style:style style:name="P21" style:family="paragraph">
      <loext:graphic-properties draw:fill="solid" draw:fill-color="#ccffcc"/>
      <style:paragraph-properties fo:text-align="center" style:writing-mode="lr-tb"/>
      <style:text-properties fo:font-size="11.8999996185303pt" style:font-size-asian="12pt" style:font-size-complex="12pt"/>
    </style:style>
    <style:style style:name="P22" style:family="paragraph">
      <style:paragraph-properties fo:text-align="center" style:writing-mode="lr-tb"/>
      <style:text-properties fo:font-size="9.89999961853027pt" style:font-size-asian="10pt" style:font-size-complex="10pt"/>
    </style:style>
    <style:style style:name="T1" style:family="text"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4" style:family="text"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8.875cm" svg:height="18.414cm" svg:x="10.063cm" svg:y="2.817cm" svg:viewBox="0 0 8876 18415" draw:points="0,0 8876,0 8876,18415 0,18415">
          <text:p/>
        </draw:polygon>
        <draw:polygon draw:style-name="gr2" draw:text-style-name="P2" draw:layer="layout" svg:width="8.881cm" svg:height="18.414cm" svg:x="10.063cm" svg:y="2.815cm" svg:viewBox="0 0 8882 18415" draw:points="0,0 8882,0 8882,18415 0,18415">
          <text:p/>
        </draw:polygon>
        <draw:g>
          <draw:polygon draw:style-name="gr3" draw:text-style-name="P3" draw:layer="layout" svg:width="4.952cm" svg:height="5.549cm" svg:x="12.087cm" svg:y="4.886cm" svg:viewBox="0 0 4953 5550" draw:points="0,0 4953,0 4953,5550 0,5550">
            <text:p/>
          </draw:polygon>
          <draw:polygon draw:style-name="gr4" draw:text-style-name="P4" draw:layer="layout" svg:width="4.952cm" svg:height="5.549cm" svg:x="12.087cm" svg:y="4.886cm" svg:viewBox="0 0 4953 5550" draw:points="0,0 4953,0 4953,5550 0,5550">
            <text:p/>
          </draw:polygon>
        </draw:g>
        <draw:polygon draw:style-name="gr5" draw:text-style-name="P1" draw:layer="layout" svg:width="3.689cm" svg:height="16.251cm" svg:x="5.994cm" svg:y="4.974cm" svg:viewBox="0 0 3690 16252" draw:points="0,0 3690,0 3690,16252 0,16252">
          <text:p/>
        </draw:polygon>
        <draw:polygon draw:style-name="gr6" draw:text-style-name="P2" draw:layer="layout" svg:width="3.689cm" svg:height="16.251cm" svg:x="5.994cm" svg:y="4.975cm" svg:viewBox="0 0 3690 16252" draw:points="0,0 3690,0 3690,16252 0,16252">
          <text:p/>
        </draw:polygon>
        <draw:g xml:id="id5" draw:id="id5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3.984cm" svg:y="11.75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3.984cm" svg:y="11.75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4.185cm" svg:y="11.958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4.137cm" svg:y="11.84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9" draw:id="id9" draw:layer="layout" svg:width="0.681cm" svg:height="0.681cm" svg:x="14.137cm" svg:y="11.84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4.338cm" svg:y="12.045cm" svg:viewBox="0 0 280 281" svg:d="M140 0c77 0 140 63 140 141 0 77-63 140-140 140s-140-63-140-140c0-78 63-141 140-141z">
            <text:p/>
          </draw:path>
        </draw:g>
        <draw:path draw:style-name="gr9" draw:text-style-name="P7" xml:id="id11" draw:id="id11" draw:layer="layout" svg:width="0.703cm" svg:height="0.602cm" svg:x="7.648cm" svg:y="8.381cm" svg:viewBox="0 0 704 603" svg:d="M51 0c-28 0-51 22-51 50v503c0 27 23 50 51 50h603c28 0 50-23 50-50v-503c0-28-22-50-50-50zM101 352l100-101-100-101 50-50 151 151-151 151zM503 402h-201v-50h201z">
          <text:p/>
        </draw:path>
        <draw:g xml:id="id1" draw:id="id1">
          <draw:path draw:style-name="gr10" draw:text-style-name="P8" draw:layer="layout" svg:width="1.111cm" svg:height="0.973cm" svg:x="17.325cm" svg:y="4.548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7.465cm" svg:y="4.896cm" svg:viewBox="0 0 834 348" svg:d="M0 0v348h347v-348zM486 0v70h348v-70zM486 139v70h348v-70zM486 278v70h209v-70z">
            <text:p/>
          </draw:path>
        </draw:g>
        <draw:g xml:id="id3" draw:id="id3">
          <draw:path draw:style-name="gr10" draw:text-style-name="P8" draw:layer="layout" svg:width="1.111cm" svg:height="0.972cm" svg:x="15.451cm" svg:y="8.58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5.59cm" svg:y="8.927cm" svg:viewBox="0 0 834 348" svg:d="M0 0v348h347v-348zM487 0v70h347v-70zM487 139v70h347v-70zM487 278v70h208v-70z">
            <text:p/>
          </draw:path>
        </draw:g>
        <draw:g>
          <draw:glue-point draw:id="4" svg:x="-3.596cm" svg:y="-4.331cm"/>
          <draw:glue-point draw:id="5" svg:x="1.692cm" svg:y="-4.651cm"/>
          <draw:glue-point draw:id="6" svg:x="-1.973cm" svg:y="-4.96cm"/>
          <draw:glue-point draw:id="7" svg:x="1.891cm" svg:y="-4.96cm"/>
          <draw:path draw:style-name="gr7" draw:text-style-name="P5" draw:layer="layout" svg:width="1.703cm" svg:height="1.899cm" svg:x="15.512cm" svg:y="18.505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2" draw:id="id2" draw:layer="layout" svg:width="1.703cm" svg:height="1.899cm" svg:x="15.512cm" svg:y="18.505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5.522cm" svg:y="18.498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xml:id="id6" draw:id="id6" draw:layer="layout" svg:width="1.702cm" svg:height="0.648cm" svg:x="15.522cm" svg:y="18.498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3" draw:text-style-name="P10" draw:layer="layout" svg:width="2.347cm" svg:height="0.497cm" svg:x="6.766cm" svg:y="5.17cm">
          <draw:text-box>
            <text:p><text:span text:style-name="T1">PMM Client</text:span></text:p>
          </draw:text-box>
        </draw:frame>
        <draw:frame draw:style-name="gr14" draw:text-style-name="P10" draw:layer="layout" svg:width="2.508cm" svg:height="0.497cm" svg:x="13.548cm" svg:y="3.03cm">
          <draw:text-box>
            <text:p><text:span text:style-name="T1">PMM Server</text:span></text:p>
          </draw:text-box>
        </draw:frame>
        <draw:g xml:id="id20" draw:id="id20">
          <draw:path draw:style-name="gr7" draw:text-style-name="P5" draw:layer="layout" svg:width="0.681cm" svg:height="0.682cm" svg:x="7.583cm" svg:y="10.445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7.583cm" svg:y="10.445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784cm" svg:y="10.647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6cm" svg:y="10.532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xml:id="id18" draw:id="id18" draw:layer="layout" svg:width="0.681cm" svg:height="0.682cm" svg:x="7.736cm" svg:y="10.532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7.937cm" svg:y="10.734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6.742cm" svg:y="9.946cm">
          <draw:text-box>
            <text:p><text:span text:style-name="T2">mysqld_exporter</text:span></text:p>
          </draw:text-box>
        </draw:frame>
        <draw:g xml:id="id21" draw:id="id21">
          <draw:path draw:style-name="gr7" draw:text-style-name="P5" draw:layer="layout" svg:width="0.681cm" svg:height="0.681cm" svg:x="7.583cm" svg:y="12.32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7.583cm" svg:y="12.32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784cm" svg:y="12.526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6cm" svg:y="12.41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xml:id="id17" draw:id="id17" draw:layer="layout" svg:width="0.681cm" svg:height="0.682cm" svg:x="7.736cm" svg:y="12.41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937cm" svg:y="12.613cm" svg:viewBox="0 0 280 281" svg:d="M140 0c77 0 140 63 140 140 0 78-63 141-140 141s-140-63-140-141c0-77 63-140 140-140z">
            <text:p/>
          </draw:path>
        </draw:g>
        <draw:frame draw:style-name="gr16" draw:text-style-name="P11" draw:layer="layout" svg:width="3.029cm" svg:height="0.374cm" svg:x="6.464cm" svg:y="11.825cm">
          <draw:text-box>
            <text:p><text:span text:style-name="T2">mongodb_exporter</text:span></text:p>
          </draw:text-box>
        </draw:frame>
        <draw:g xml:id="id22" draw:id="id22">
          <draw:path draw:style-name="gr7" draw:text-style-name="P5" draw:layer="layout" svg:width="0.681cm" svg:height="0.681cm" svg:x="7.583cm" svg:y="14.20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3cm" svg:y="14.20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4cm" svg:y="14.409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6cm" svg:y="14.29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6" draw:id="id16" draw:layer="layout" svg:width="0.681cm" svg:height="0.681cm" svg:x="7.736cm" svg:y="14.29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937cm" svg:y="14.496cm" svg:viewBox="0 0 280 281" svg:d="M140 0c77 0 140 63 140 141 0 77-63 140-140 140s-140-63-140-140c0-78 63-141 140-141z">
            <text:p/>
          </draw:path>
        </draw:g>
        <draw:frame draw:style-name="gr17" draw:text-style-name="P11" draw:layer="layout" svg:width="2.313cm" svg:height="0.374cm" svg:x="6.822cm" svg:y="13.708cm">
          <draw:text-box>
            <text:p><text:span text:style-name="T2">node_exporter</text:span></text:p>
          </draw:text-box>
        </draw:frame>
        <draw:g xml:id="id24" draw:id="id24">
          <draw:path draw:style-name="gr7" draw:text-style-name="P5" draw:layer="layout" svg:width="0.681cm" svg:height="0.681cm" svg:x="7.583cm" svg:y="17.94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3cm" svg:y="17.94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4cm" svg:y="18.148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6cm" svg:y="18.03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4" draw:id="id14" draw:layer="layout" svg:width="0.681cm" svg:height="0.681cm" svg:x="7.736cm" svg:y="18.03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37cm" svg:y="18.235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86cm" svg:height="0.374cm" svg:x="6.648cm" svg:y="17.448cm">
          <draw:text-box>
            <text:p><text:span text:style-name="T2">proxysql_exporter</text:span></text:p>
          </draw:text-box>
        </draw:frame>
        <draw:g xml:id="id25" draw:id="id25">
          <draw:path draw:style-name="gr7" draw:text-style-name="P5" draw:layer="layout" svg:width="0.681cm" svg:height="0.681cm" svg:x="7.583cm" svg:y="19.80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7.583cm" svg:y="19.80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7.784cm" svg:y="20.005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7.736cm" svg:y="19.89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xml:id="id13" draw:id="id13" draw:layer="layout" svg:width="0.681cm" svg:height="0.681cm" svg:x="7.736cm" svg:y="19.89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937cm" svg:y="20.092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013cm" svg:height="0.374cm" svg:x="7.072cm" svg:y="19.304cm">
          <draw:text-box>
            <text:p><text:span text:style-name="T2">rds_exporter</text:span></text:p>
          </draw:text-box>
        </draw:frame>
        <draw:g xml:id="id23" draw:id="id23">
          <draw:path draw:style-name="gr7" draw:text-style-name="P5" draw:layer="layout" svg:width="0.681cm" svg:height="0.681cm" svg:x="7.583cm" svg:y="16.078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3cm" svg:y="16.078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784cm" svg:y="16.279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6cm" svg:y="16.165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5" draw:id="id15" draw:layer="layout" svg:width="0.681cm" svg:height="0.681cm" svg:x="7.736cm" svg:y="16.165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37cm" svg:y="16.366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3.181cm" svg:height="0.374cm" svg:x="6.588cm" svg:y="15.579cm">
          <draw:text-box>
            <text:p><text:span text:style-name="T2">postgres_exporter</text:span></text:p>
          </draw:text-box>
        </draw:frame>
        <draw:frame draw:style-name="gr21" draw:text-style-name="P12" draw:layer="layout" svg:width="2.059cm" svg:height="0.374cm" svg:x="6.962cm" svg:y="7.788cm">
          <draw:text-box>
            <text:p><text:span text:style-name="T3">pmm-agent</text:span></text:p>
          </draw:text-box>
        </draw:frame>
        <draw:path draw:style-name="gr9" draw:text-style-name="P7" xml:id="id12" draw:id="id12" draw:layer="layout" svg:width="0.703cm" svg:height="0.602cm" svg:x="7.695cm" svg:y="6.659cm" svg:viewBox="0 0 704 603" svg:d="M51 0c-28 0-51 22-51 50v503c0 28 23 50 51 50h603c28 0 50-22 50-50v-503c0-28-22-50-50-50zM101 352l100-101-100-100 50-51 151 151-151 151zM503 402h-201v-50h201z">
          <text:p/>
        </draw:path>
        <draw:frame draw:style-name="gr22" draw:text-style-name="P12" draw:layer="layout" svg:width="2.131cm" svg:height="0.374cm" svg:x="6.981cm" svg:y="6.067cm">
          <draw:text-box>
            <text:p><text:span text:style-name="T3">pmm-admin</text:span></text:p>
          </draw:text-box>
        </draw:frame>
        <draw:frame draw:style-name="gr23" draw:text-style-name="P12" draw:layer="layout" svg:width="2.165cm" svg:height="0.374cm" svg:x="15.339cm" svg:y="20.51cm">
          <draw:text-box>
            <text:p><text:span text:style-name="T3">Prometheus</text:span></text:p>
          </draw:text-box>
        </draw:frame>
        <draw:g xml:id="id7" draw:id="id7">
          <draw:path draw:style-name="gr24" draw:text-style-name="P5" draw:layer="layout" svg:width="1.703cm" svg:height="1.899cm" svg:x="13.571cm" svg:y="5.582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1.899cm" svg:x="13.571cm" svg:y="5.582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0.648cm" svg:x="13.58cm" svg:y="5.57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4" draw:text-style-name="P5" draw:layer="layout" svg:width="1.703cm" svg:height="0.648cm" svg:x="13.58cm" svg:y="5.57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5" draw:text-style-name="P12" draw:layer="layout" svg:width="1.971cm" svg:height="0.374cm" svg:x="13.437cm" svg:y="5.074cm">
          <draw:text-box>
            <text:p><text:span text:style-name="T3">ClickHouse</text:span></text:p>
          </draw:text-box>
        </draw:frame>
        <draw:g xml:id="id4" draw:id="id4">
          <draw:path draw:style-name="gr7" draw:text-style-name="P5" draw:layer="layout" svg:width="1.703cm" svg:height="1.899cm" svg:x="13.542cm" svg:y="14.4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542cm" svg:y="14.4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551cm" svg:y="14.46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551cm" svg:y="14.46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6" draw:text-style-name="P12" draw:layer="layout" svg:width="2.102cm" svg:height="0.374cm" svg:x="13.372cm" svg:y="16.534cm">
          <draw:text-box>
            <text:p><text:span text:style-name="T3">PostgreSQL</text:span></text:p>
          </draw:text-box>
        </draw:frame>
        <draw:frame draw:style-name="gr27" draw:text-style-name="P12" draw:layer="layout" svg:width="1.433cm" svg:height="0.374cm" svg:x="17.168cm" svg:y="3.832cm">
          <draw:text-box>
            <text:p><text:span text:style-name="T3">Grafana</text:span></text:p>
          </draw:text-box>
        </draw:frame>
        <draw:frame draw:style-name="gr28" draw:text-style-name="P11" draw:layer="layout" svg:width="2.441cm" svg:height="0.374cm" svg:x="14.753cm" svg:y="11.453cm">
          <draw:text-box>
            <text:p><text:span text:style-name="T2">pmm-managed</text:span></text:p>
          </draw:text-box>
        </draw:frame>
        <draw:frame draw:style-name="gr29" draw:text-style-name="P12" draw:layer="layout" svg:width="1.492cm" svg:height="0.374cm" svg:x="12.419cm" svg:y="8.907cm">
          <draw:text-box>
            <text:p><text:span text:style-name="T3">QAN API</text:span></text:p>
          </draw:text-box>
        </draw:frame>
        <draw:frame draw:style-name="gr30" draw:text-style-name="P12" draw:layer="layout" svg:width="1.598cm" svg:height="0.374cm" svg:x="15.262cm" svg:y="7.957cm">
          <draw:text-box>
            <text:p><text:span text:style-name="T3">QAN App</text:span></text:p>
          </draw:text-box>
        </draw:frame>
        <draw:frame draw:style-name="gr31" draw:text-style-name="P13" draw:layer="layout" svg:width="2.508cm" svg:height="0.374cm" svg:x="12.073cm" svg:y="4.405cm">
          <draw:text-box>
            <text:p><text:span text:style-name="T4">Query Analytics</text:span></text:p>
          </draw:text-box>
        </draw:frame>
        <draw:g xml:id="id8" draw:id="id8">
          <draw:path draw:style-name="gr7" draw:text-style-name="P5" draw:layer="layout" svg:width="0.681cm" svg:height="0.681cm" svg:x="13.994cm" svg:y="8.698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3.994cm" svg:y="8.698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4.195cm" svg:y="8.899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4.147cm" svg:y="8.784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xml:id="id10" draw:id="id10" draw:layer="layout" svg:width="0.682cm" svg:height="0.682cm" svg:x="14.147cm" svg:y="8.784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4.349cm" svg:y="8.986cm" svg:viewBox="0 0 279 281" svg:d="M140 0c77 0 139 63 139 140 0 78-62 141-139 141-78 0-140-63-140-141 0-77 62-140 140-140z">
            <text:p/>
          </draw:path>
        </draw:g>
        <draw:connector draw:style-name="gr32" draw:text-style-name="P14" draw:layer="layout" draw:type="curve" svg:x1="17.881cm" svg:y1="5.522cm" svg:x2="17.216cm" svg:y2="19.455cm" draw:start-shape="id1" draw:start-glue-point="2" draw:end-shape="id2" draw:end-glue-point="1" svg:d="M17881 5522c0 9289-221 13933-665 13933" svg:viewBox="0 0 666 13934">
          <text:p/>
        </draw:connector>
        <draw:connector draw:style-name="gr32" draw:text-style-name="P14" draw:layer="layout" draw:type="curve" svg:x1="17.881cm" svg:y1="5.522cm" svg:x2="16.563cm" svg:y2="9.066cm" draw:start-shape="id1" draw:start-glue-point="2" draw:end-shape="id3" draw:end-glue-point="1" svg:d="M17881 5522c0 2363-439 3544-1318 3544" svg:viewBox="0 0 1319 3545">
          <text:p/>
        </draw:connector>
        <draw:connector draw:style-name="gr33" draw:text-style-name="P14" draw:layer="layout" draw:type="curve" svg:x1="14.398cm" svg:y1="14.463cm" svg:x2="14.401cm" svg:y2="12.526cm" draw:start-shape="id4" draw:start-glue-point="0" draw:end-shape="id5" svg:d="M14398 14463c0-1462 3-494 3-1937" svg:viewBox="0 0 4 1938">
          <text:p/>
        </draw:connector>
        <draw:connector draw:style-name="gr33" draw:text-style-name="P14" draw:layer="layout" draw:type="curve" svg:x1="16.373cm" svg:y1="18.498cm" svg:x2="14.819cm" svg:y2="12.141cm" draw:start-shape="id6" draw:start-glue-point="0" draw:end-shape="id5" draw:end-glue-point="1" svg:d="M16373 18498c0-4238-518-6357-1554-6357" svg:viewBox="0 0 1555 6358">
          <text:p/>
        </draw:connector>
        <draw:connector draw:style-name="gr33" draw:text-style-name="P14" draw:layer="layout" draw:type="curve" svg:x1="14.427cm" svg:y1="7.482cm" svg:x2="14.412cm" svg:y2="8.698cm" draw:start-shape="id7" draw:start-glue-point="2" draw:end-shape="id8" draw:end-glue-point="0" svg:d="M14427 7482c0 903-15 295-15 1216" svg:viewBox="0 0 16 1217">
          <text:p/>
        </draw:connector>
        <draw:connector draw:style-name="gr32" draw:text-style-name="P14" draw:layer="layout" draw:type="curve" svg:x1="14.478cm" svg:y1="11.844cm" svg:x2="14.488cm" svg:y2="9.467cm" draw:start-shape="id9" draw:start-glue-point="0" draw:end-shape="id10" draw:end-glue-point="2" svg:d="M14478 11844c0-1782 10-594 10-2377" svg:viewBox="0 0 11 2378">
          <text:p/>
        </draw:connector>
        <draw:custom-shape draw:style-name="gr34" draw:text-style-name="P15" draw:layer="layout" svg:width="1.524cm" svg:height="6.985cm" svg:x="10.31cm" svg:y="3.5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4" draw:layer="layout" draw:type="curve" draw:line-skew="-0.146cm" svg:x1="8.352cm" svg:y1="8.682cm" svg:x2="14.131cm" svg:y2="12.286cm" draw:start-shape="id11" draw:start-glue-point="1" draw:end-shape="id5" draw:end-glue-point="5" svg:d="M8352 8682c3996 0 1107 3604 5779 3604" svg:viewBox="0 0 5780 3605">
          <text:p/>
        </draw:connector>
        <draw:connector draw:style-name="gr32" draw:text-style-name="P14" draw:layer="layout" draw:type="curve" draw:line-skew="0.129cm" svg:x1="8.399cm" svg:y1="6.96cm" svg:x2="14.131cm" svg:y2="11.905cm" draw:start-shape="id12" draw:start-glue-point="1" draw:end-shape="id5" draw:end-glue-point="4" svg:d="M8399 6960c4374 0 1508 4945 5732 4945" svg:viewBox="0 0 5733 4946">
          <text:p/>
        </draw:connector>
        <draw:connector draw:style-name="gr32" draw:text-style-name="P14" draw:layer="layout" draw:type="curve" svg:x1="15.512cm" svg:y1="19.455cm" svg:x2="8.418cm" svg:y2="20.232cm" draw:start-shape="id2" draw:start-glue-point="3" draw:end-shape="id13" draw:end-glue-point="1" svg:d="M15512 19455c-5331 0-1784 777-7094 777" svg:viewBox="0 0 7095 778">
          <text:p/>
        </draw:connector>
        <draw:connector draw:style-name="gr32" draw:text-style-name="P14" draw:layer="layout" draw:type="curve" svg:x1="15.512cm" svg:y1="19.455cm" svg:x2="8.418cm" svg:y2="18.375cm" draw:start-shape="id2" draw:start-glue-point="3" draw:end-shape="id14" draw:end-glue-point="1" svg:d="M15512 19455c-5331 0-1784-1080-7094-1080" svg:viewBox="0 0 7095 1081">
          <text:p/>
        </draw:connector>
        <draw:connector draw:style-name="gr32" draw:text-style-name="P14" draw:layer="layout" draw:type="curve" svg:x1="15.512cm" svg:y1="19.455cm" svg:x2="8.418cm" svg:y2="16.506cm" draw:start-shape="id2" draw:start-glue-point="3" draw:end-shape="id15" draw:end-glue-point="1" svg:d="M15512 19455c-5331 0-1784-2949-7094-2949" svg:viewBox="0 0 7095 2950">
          <text:p/>
        </draw:connector>
        <draw:connector draw:style-name="gr32" draw:text-style-name="P14" draw:layer="layout" draw:type="curve" svg:x1="15.512cm" svg:y1="19.455cm" svg:x2="8.418cm" svg:y2="14.636cm" draw:start-shape="id2" draw:start-glue-point="3" draw:end-shape="id16" draw:end-glue-point="1" svg:d="M15512 19455c-5331 0-1784-4819-7094-4819" svg:viewBox="0 0 7095 4820">
          <text:p/>
        </draw:connector>
        <draw:connector draw:style-name="gr32" draw:text-style-name="P14" draw:layer="layout" draw:type="curve" svg:x1="15.512cm" svg:y1="19.455cm" svg:x2="8.418cm" svg:y2="12.752cm" draw:start-shape="id2" draw:start-glue-point="3" draw:end-shape="id17" draw:end-glue-point="1" svg:d="M15512 19455c-5331 0-1784-6703-7094-6703" svg:viewBox="0 0 7095 6704">
          <text:p/>
        </draw:connector>
        <draw:connector draw:style-name="gr32" draw:text-style-name="P14" draw:layer="layout" draw:type="curve" svg:x1="15.512cm" svg:y1="19.455cm" svg:x2="8.418cm" svg:y2="10.873cm" draw:start-shape="id2" draw:start-glue-point="3" draw:end-shape="id18" draw:end-glue-point="1" svg:d="M15512 19455c-5331 0-1784-8582-7094-8582" svg:viewBox="0 0 7095 8583">
          <text:p/>
        </draw:connector>
        <draw:g xml:id="id19" draw:id="id19">
          <draw:path draw:style-name="gr7" draw:text-style-name="P5" draw:layer="layout" svg:width="1.703cm" svg:height="1.899cm" svg:x="3.601cm" svg:y="5.54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592cm" svg:y="5.513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592cm" svg:y="5.5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3.571cm" svg:y="5.93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3.572cm" svg:y="6.03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connector draw:style-name="gr36" draw:text-style-name="P14" draw:layer="layout" draw:type="curve" svg:x1="5.329cm" svg:y1="6.477cm" svg:x2="7.648cm" svg:y2="8.682cm" draw:start-shape="id19" draw:start-glue-point="1" draw:end-shape="id11" draw:end-glue-point="3" svg:d="M5329 6477c1740 0 581 2205 2319 2205" svg:viewBox="0 0 2320 2206">
          <text:p/>
        </draw:connector>
        <draw:connector draw:style-name="gr32" draw:text-style-name="P14" draw:layer="layout" draw:type="curve" svg:x1="7.583cm" svg:y1="10.83cm" svg:x2="4.45cm" svg:y2="7.442cm" draw:start-shape="id20" draw:start-glue-point="3" draw:end-shape="id19" draw:end-glue-point="2" svg:d="M7583 10830c-2089 0-3133-1129-3133-3388" svg:viewBox="0 0 3134 3389">
          <text:p/>
        </draw:connector>
        <draw:connector draw:style-name="gr32" draw:text-style-name="P14" draw:layer="layout" draw:type="curve" svg:x1="7.583cm" svg:y1="12.709cm" svg:x2="4.45cm" svg:y2="7.442cm" draw:start-shape="id21" draw:start-glue-point="3" draw:end-shape="id19" draw:end-glue-point="2" svg:d="M7583 12709c-2089 0-3133-1755-3133-5267" svg:viewBox="0 0 3134 5268">
          <text:p/>
        </draw:connector>
        <draw:connector draw:style-name="gr32" draw:text-style-name="P14" draw:layer="layout" draw:type="curve" svg:x1="7.583cm" svg:y1="14.592cm" svg:x2="4.45cm" svg:y2="7.442cm" draw:start-shape="id22" draw:start-glue-point="3" draw:end-shape="id19" draw:end-glue-point="2" svg:d="M7583 14592c-2089 0-3133-2383-3133-7150" svg:viewBox="0 0 3134 7151">
          <text:p/>
        </draw:connector>
        <draw:connector draw:style-name="gr32" draw:text-style-name="P14" draw:layer="layout" draw:type="curve" svg:x1="7.583cm" svg:y1="16.462cm" svg:x2="4.45cm" svg:y2="7.442cm" draw:start-shape="id23" draw:start-glue-point="3" draw:end-shape="id19" draw:end-glue-point="2" svg:d="M7583 16462c-2089 0-3133-3006-3133-9020" svg:viewBox="0 0 3134 9021">
          <text:p/>
        </draw:connector>
        <draw:connector draw:style-name="gr32" draw:text-style-name="P14" draw:layer="layout" draw:type="curve" svg:x1="7.583cm" svg:y1="18.331cm" svg:x2="4.45cm" svg:y2="7.442cm" draw:start-shape="id24" draw:start-glue-point="3" draw:end-shape="id19" draw:end-glue-point="2" svg:d="M7583 18331c-2089 0-3133-3629-3133-10889" svg:viewBox="0 0 3134 10890">
          <text:p/>
        </draw:connector>
        <draw:connector draw:style-name="gr32" draw:text-style-name="P14" draw:layer="layout" draw:type="curve" svg:x1="7.583cm" svg:y1="20.188cm" svg:x2="4.45cm" svg:y2="7.442cm" draw:start-shape="id25" draw:start-glue-point="3" draw:end-shape="id19" draw:end-glue-point="2" svg:d="M7583 20188c-2089 0-3133-4248-3133-12746" svg:viewBox="0 0 3134 12747">
          <text:p/>
        </draw:connector>
        <draw:connector draw:style-name="gr32" draw:text-style-name="P14" draw:layer="layout" draw:type="curve" svg:x1="15.451cm" svg:y1="9.066cm" svg:x2="14.83cm" svg:y2="9.082cm" draw:start-shape="id3" draw:start-glue-point="3" draw:end-shape="id8" draw:end-glue-point="1" svg:d="M15451 9066c-454 0-144 16-621 16" svg:viewBox="0 0 622 17">
          <text:p/>
        </draw:connector>
        <draw:frame draw:style-name="gr37" draw:text-style-name="P17" draw:layer="layout" svg:width="1.7cm" svg:height="0.374cm" svg:x="3.575cm" svg:y="5.032cm">
          <draw:text-box>
            <text:p><text:span text:style-name="T5">Database</text:span></text:p>
          </draw:text-box>
        </draw:frame>
        <draw:frame draw:style-name="gr38" draw:text-style-name="P17" draw:layer="layout" svg:width="1.035cm" svg:height="0.374cm" svg:x="10.517cm" svg:y="6.647cm">
          <draw:text-box>
            <text:p><text:span text:style-name="T5">Nginx</text:span></text:p>
          </draw:text-box>
        </draw:frame>
        <draw:g xml:id="id26" draw:id="id26">
          <draw:glue-point draw:id="4" svg:x="-4.393cm" svg:y="4.721cm"/>
          <draw:glue-point draw:id="5" svg:x="0.676cm" svg:y="0.696cm" draw:align="center"/>
          <draw:glue-point draw:id="6" svg:x="-4.393cm" svg:y="4.721cm"/>
          <draw:glue-point draw:id="7" svg:x="5.103cm" svg:y="3.066cm"/>
          <draw:glue-point draw:id="8" svg:x="5.103cm" svg:y="3.066cm"/>
          <draw:glue-point draw:id="9" svg:x="5.103cm" svg:y="3.066cm"/>
          <draw:path draw:style-name="gr39" draw:text-style-name="P5" draw:layer="layout" svg:width="1.351cm" svg:height="0.798cm" svg:x="7.388cm" svg:y="3.444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7.695cm" svg:y="2.769cm" svg:viewBox="0 0 737 737" svg:d="M737 368c0 102-36 189-108 261s-158 108-260 108-189-36-261-108-108-159-108-261 36-188 108-260 159-108 261-108 188 36 260 108 108 158 108 260z">
            <text:p/>
          </draw:path>
        </draw:g>
        <draw:frame draw:style-name="gr37" draw:text-style-name="P19" draw:layer="layout" svg:width="1.7cm" svg:height="0.374cm" svg:x="7.634cm" svg:y="4.344cm">
          <draw:text-box>
            <text:p text:style-name="P18"><text:span text:style-name="T5">User</text:span></text:p>
          </draw:text-box>
        </draw:frame>
        <draw:connector draw:style-name="gr40" draw:text-style-name="P14" draw:layer="layout" draw:type="curve" svg:x1="17.881cm" svg:y1="4.548cm" svg:x2="8.74cm" svg:y2="3.957cm" draw:start-shape="id1" draw:start-glue-point="0" draw:end-shape="id26" draw:end-glue-point="7" svg:d="M17881 4548c0-394-3047-591-9141-591" svg:viewBox="0 0 9142 592">
          <text:p/>
        </draw:connector>
      </draw:page>
      <draw:page draw:name="page2" draw:style-name="dp1" draw:master-page-name="Обычный">
        <draw:custom-shape draw:style-name="gr41" draw:text-style-name="P20" draw:layer="layout" svg:width="17.145cm" svg:height="11.176cm" svg:x="1.651cm" svg:y="1.39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6.129cm" svg:height="10.541cm" svg:x="1.927cm" svg:y="1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1" draw:id="id31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6.871cm" svg:y="3.237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7.178cm" svg:y="2.562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3" draw:text-style-name="P21" xml:id="id27" draw:id="id27" draw:layer="layout" svg:width="3.689cm" svg:height="2.158cm" svg:x="3.136cm" svg:y="5.975cm" svg:viewBox="0 0 3690 2159" draw:points="0,0 3690,0 3690,2159 0,2159">
          <text:p text:style-name="P18"><text:span text:style-name="T6">PMM Client</text:span></text:p>
        </draw:polygon>
        <draw:polygon draw:style-name="gr43" draw:text-style-name="P21" xml:id="id28" draw:id="id28" draw:layer="layout" svg:width="3.689cm" svg:height="2.158cm" svg:x="8.476cm" svg:y="5.975cm" svg:viewBox="0 0 3690 2159" draw:points="0,0 3690,0 3690,2159 0,2159">
          <text:p text:style-name="P18"><text:span text:style-name="T6">PMM Server</text:span></text:p>
        </draw:polygon>
        <draw:g xml:id="id30" draw:id="id30">
          <draw:path draw:style-name="gr7" draw:text-style-name="P5" draw:layer="layout" svg:width="1.703cm" svg:height="1.899cm" svg:x="4.156cm" svg:y="9.25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4.147cm" svg:y="9.223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4.147cm" svg:y="9.23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4.126cm" svg:y="9.64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4.127cm" svg:y="9.74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7" draw:text-style-name="P17" draw:layer="layout" svg:width="1.7cm" svg:height="0.374cm" svg:x="4.159cm" svg:y="11.248cm">
          <draw:text-box>
            <text:p><text:span text:style-name="T5">Database</text:span></text:p>
          </draw:text-box>
        </draw:frame>
        <draw:polygon draw:style-name="gr43" draw:text-style-name="P21" xml:id="id29" draw:id="id29" draw:layer="layout" svg:width="3.689cm" svg:height="2.158cm" svg:x="8.47cm" svg:y="9.101cm" svg:viewBox="0 0 3690 2159" draw:points="0,0 3690,0 3690,2159 0,2159">
          <text:p text:style-name="P18"><text:span text:style-name="T6">Customer</text:span><text:span text:style-name="T6"><text:line-break/></text:span><text:span text:style-name="T6">Application</text:span></text:p>
        </draw:polygon>
        <draw:connector draw:style-name="gr33" draw:text-style-name="P14" draw:layer="layout" draw:type="line" svg:x1="6.826cm" svg:y1="7.054cm" svg:x2="8.476cm" svg:y2="7.054cm" draw:start-shape="id27" draw:start-glue-point="1" draw:end-shape="id28" draw:end-glue-point="3" svg:d="M6826 7054h1650" svg:viewBox="0 0 1651 1">
          <text:p/>
        </draw:connector>
        <draw:connector draw:style-name="gr32" draw:text-style-name="P14" draw:layer="layout" draw:type="line" svg:x1="8.47cm" svg:y1="10.18cm" svg:x2="5.884cm" svg:y2="10.187cm" draw:start-shape="id29" draw:start-glue-point="3" draw:end-shape="id30" draw:end-glue-point="1" svg:d="M8470 10180l-2586 7" svg:viewBox="0 0 2587 8">
          <text:p/>
        </draw:connector>
        <draw:connector draw:style-name="gr32" draw:text-style-name="P14" draw:layer="layout" draw:type="line" svg:x1="4.981cm" svg:y1="8.134cm" svg:x2="5.005cm" svg:y2="9.223cm" draw:start-shape="id27" draw:start-glue-point="2" draw:end-shape="id30" draw:end-glue-point="0" svg:d="M4981 8134l24 1089" svg:viewBox="0 0 25 1090">
          <text:p/>
        </draw:connector>
        <draw:connector draw:style-name="gr32" draw:text-style-name="P14" draw:layer="layout" draw:type="line" svg:x1="7.547cm" svg:y1="4.036cm" svg:x2="4.981cm" svg:y2="5.975cm" draw:start-shape="id31" draw:start-glue-point="2" draw:end-shape="id27" draw:end-glue-point="0" svg:d="M7547 4036l-2566 1939" svg:viewBox="0 0 2567 1940">
          <text:p/>
        </draw:connector>
        <draw:connector draw:style-name="gr32" draw:text-style-name="P14" draw:layer="layout" draw:type="line" svg:x1="7.547cm" svg:y1="4.036cm" svg:x2="10.321cm" svg:y2="5.975cm" draw:start-shape="id31" draw:start-glue-point="2" draw:end-shape="id28" draw:end-glue-point="0" svg:d="M7547 4036l2774 1939" svg:viewBox="0 0 2775 1940">
          <text:p/>
        </draw:connector>
        <draw:frame draw:style-name="gr37" draw:text-style-name="P19" draw:layer="layout" svg:width="1.7cm" svg:height="0.374cm" svg:x="7.208cm" svg:y="4.467cm">
          <draw:text-box>
            <text:p text:style-name="P18"><text:span text:style-name="T5">User</text:span></text:p>
          </draw:text-box>
        </draw:frame>
        <draw:polygon draw:style-name="gr43" draw:text-style-name="P21" xml:id="id32" draw:id="id32" draw:layer="layout" svg:width="3.689cm" svg:height="2.158cm" svg:x="13.851cm" svg:y="5.978cm" svg:viewBox="0 0 3690 2159" draw:points="0,0 3690,0 3690,2159 0,2159">
          <text:p text:style-name="P18"><text:span text:style-name="T6">Percona Platform</text:span></text:p>
        </draw:polygon>
        <draw:connector draw:style-name="gr33" draw:text-style-name="P14" draw:layer="layout" draw:type="line" svg:x1="13.851cm" svg:y1="7.057cm" svg:x2="12.166cm" svg:y2="7.054cm" draw:start-shape="id32" draw:start-glue-point="3" draw:end-shape="id28" draw:end-glue-point="1" svg:d="M13851 7057l-1685-3" svg:viewBox="0 0 1686 4">
          <text:p/>
        </draw:connector>
        <draw:custom-shape draw:style-name="gr44" draw:text-style-name="P22" draw:layer="layout" svg:width="3.683cm" svg:height="0.762cm" svg:x="13.851cm" svg:y="5.232cm">
          <text:p text:style-name="P22"><text:span text:style-name="T7">Security Threat Too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Обычный">
        <draw:polygon draw:style-name="gr45" draw:text-style-name="P1" draw:layer="layout" svg:width="7.87cm" svg:height="14.985cm" svg:x="6.769cm" svg:y="6.118cm" svg:viewBox="0 0 7871 14986" draw:points="0,0 7871,0 7871,14986 0,14986">
          <text:p/>
        </draw:polygon>
        <draw:g xml:id="id35" draw:id="id3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3.786cm" svg:y="8.58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4.093cm" svg:y="7.91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3" draw:text-style-name="P21" xml:id="id44" draw:id="id44" draw:layer="layout" svg:width="3.689cm" svg:height="2.158cm" svg:x="15.889cm" svg:y="6.141cm" svg:viewBox="0 0 3690 2159" draw:points="0,0 3690,0 3690,2159 0,2159">
          <text:p text:style-name="P18"><text:span text:style-name="T6">PMM Server</text:span></text:p>
        </draw:polygon>
        <draw:g xml:id="id34" draw:id="id34">
          <draw:path draw:style-name="gr7" draw:text-style-name="P5" draw:layer="layout" svg:width="1.703cm" svg:height="1.899cm" svg:x="3.647cm" svg:y="11.461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638cm" svg:y="11.432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638cm" svg:y="11.439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3.617cm" svg:y="11.857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3.618cm" svg:y="11.957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7" draw:text-style-name="P17" draw:layer="layout" svg:width="1.7cm" svg:height="0.374cm" svg:x="3.598cm" svg:y="10.829cm">
          <draw:text-box>
            <text:p><text:span text:style-name="T5">Database</text:span></text:p>
          </draw:text-box>
        </draw:frame>
        <draw:polygon draw:style-name="gr43" draw:text-style-name="P21" xml:id="id33" draw:id="id33" draw:layer="layout" svg:width="3.689cm" svg:height="2.158cm" svg:x="2.621cm" svg:y="14.758cm" svg:viewBox="0 0 3690 2159" draw:points="0,0 3690,0 3690,2159 0,2159">
          <text:p text:style-name="P18"><text:span text:style-name="T6">Customer</text:span><text:span text:style-name="T6"><text:line-break/></text:span><text:span text:style-name="T6">Application</text:span></text:p>
        </draw:polygon>
        <draw:connector draw:style-name="gr32" draw:text-style-name="P14" draw:layer="layout" draw:type="line" svg:x1="4.466cm" svg:y1="14.758cm" svg:x2="4.496cm" svg:y2="13.361cm" draw:start-shape="id33" draw:start-glue-point="0" draw:end-shape="id34" draw:end-glue-point="2" svg:d="M4466 14758l30-1397" svg:viewBox="0 0 31 1398">
          <text:p/>
        </draw:connector>
        <draw:connector draw:style-name="gr32" draw:text-style-name="P14" draw:layer="layout" draw:type="line" svg:x1="5.138cm" svg:y1="8.651cm" svg:x2="7.951cm" svg:y2="8.69cm" draw:start-shape="id35" draw:start-glue-point="1" draw:end-shape="id36" draw:end-glue-point="3" svg:d="M5138 8651l2813 39" svg:viewBox="0 0 2814 40">
          <text:p/>
        </draw:connector>
        <draw:frame draw:style-name="gr37" draw:text-style-name="P19" draw:layer="layout" svg:width="1.7cm" svg:height="0.374cm" svg:x="4.03cm" svg:y="7.294cm">
          <draw:text-box>
            <text:p text:style-name="P18"><text:span text:style-name="T5">User</text:span></text:p>
          </draw:text-box>
        </draw:frame>
        <draw:path draw:style-name="gr9" draw:text-style-name="P7" xml:id="id37" draw:id="id37" draw:layer="layout" svg:width="0.703cm" svg:height="0.602cm" svg:x="7.946cm" svg:y="9.938cm" svg:viewBox="0 0 704 603" svg:d="M51 0c-28 0-51 22-51 50v503c0 27 23 50 51 50h603c28 0 50-23 50-50v-503c0-28-22-50-50-50zM101 352l100-101-100-101 50-50 151 151-151 151zM503 402h-201v-50h201z">
          <text:p/>
        </draw:path>
        <draw:frame draw:style-name="gr13" draw:text-style-name="P10" draw:layer="layout" svg:width="2.347cm" svg:height="0.497cm" svg:x="9.686cm" svg:y="6.499cm">
          <draw:text-box>
            <text:p><text:span text:style-name="T1">PMM Client</text:span></text:p>
          </draw:text-box>
        </draw:frame>
        <draw:g xml:id="id38" draw:id="id38">
          <draw:path draw:style-name="gr7" draw:text-style-name="P5" draw:layer="layout" svg:width="0.681cm" svg:height="0.682cm" svg:x="12.281cm" svg:y="10.703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281cm" svg:y="10.703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482cm" svg:y="10.905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4cm" svg:y="10.79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draw:layer="layout" svg:width="0.681cm" svg:height="0.682cm" svg:x="12.434cm" svg:y="10.79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12.635cm" svg:y="10.992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11.35cm" svg:y="10.203cm">
          <draw:text-box>
            <text:p><text:span text:style-name="T2">mysqld_exporter</text:span></text:p>
          </draw:text-box>
        </draw:frame>
        <draw:g xml:id="id39" draw:id="id39">
          <draw:path draw:style-name="gr7" draw:text-style-name="P5" draw:layer="layout" svg:width="0.681cm" svg:height="0.681cm" svg:x="12.281cm" svg:y="12.582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12.281cm" svg:y="12.582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482cm" svg:y="12.783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4cm" svg:y="12.668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434cm" svg:y="12.668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635cm" svg:y="12.87cm" svg:viewBox="0 0 280 281" svg:d="M140 0c77 0 140 63 140 140 0 78-63 141-140 141s-140-63-140-141c0-77 63-140 140-140z">
            <text:p/>
          </draw:path>
        </draw:g>
        <draw:frame draw:style-name="gr16" draw:text-style-name="P11" draw:layer="layout" svg:width="3.029cm" svg:height="0.374cm" svg:x="11.173cm" svg:y="12.081cm">
          <draw:text-box>
            <text:p><text:span text:style-name="T2">mongodb_exporter</text:span></text:p>
          </draw:text-box>
        </draw:frame>
        <draw:g xml:id="id40" draw:id="id40">
          <draw:path draw:style-name="gr7" draw:text-style-name="P5" draw:layer="layout" svg:width="0.681cm" svg:height="0.681cm" svg:x="12.281cm" svg:y="14.465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1cm" svg:y="14.465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2cm" svg:y="14.666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4cm" svg:y="14.552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14.552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635cm" svg:y="14.753cm" svg:viewBox="0 0 280 281" svg:d="M140 0c77 0 140 63 140 141 0 77-63 140-140 140s-140-63-140-140c0-78 63-141 140-141z">
            <text:p/>
          </draw:path>
        </draw:g>
        <draw:frame draw:style-name="gr17" draw:text-style-name="P11" draw:layer="layout" svg:width="2.313cm" svg:height="0.374cm" svg:x="11.53cm" svg:y="13.964cm">
          <draw:text-box>
            <text:p><text:span text:style-name="T2">node_exporter</text:span></text:p>
          </draw:text-box>
        </draw:frame>
        <draw:g xml:id="id42" draw:id="id42">
          <draw:path draw:style-name="gr7" draw:text-style-name="P5" draw:layer="layout" svg:width="0.681cm" svg:height="0.681cm" svg:x="12.281cm" svg:y="18.20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1cm" svg:y="18.20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2cm" svg:y="18.406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4cm" svg:y="18.292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18.292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5cm" svg:y="18.493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86cm" svg:height="0.374cm" svg:x="11.256cm" svg:y="17.704cm">
          <draw:text-box>
            <text:p><text:span text:style-name="T2">proxysql_exporter</text:span></text:p>
          </draw:text-box>
        </draw:frame>
        <draw:g xml:id="id43" draw:id="id43">
          <draw:path draw:style-name="gr7" draw:text-style-name="P5" draw:layer="layout" svg:width="0.681cm" svg:height="0.681cm" svg:x="12.281cm" svg:y="20.062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12.281cm" svg:y="20.062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12.482cm" svg:y="20.263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12.434cm" svg:y="20.149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20.149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635cm" svg:y="20.35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013cm" svg:height="0.374cm" svg:x="11.68cm" svg:y="19.561cm">
          <draw:text-box>
            <text:p><text:span text:style-name="T2">rds_exporter</text:span></text:p>
          </draw:text-box>
        </draw:frame>
        <draw:g xml:id="id41" draw:id="id41">
          <draw:path draw:style-name="gr7" draw:text-style-name="P5" draw:layer="layout" svg:width="0.681cm" svg:height="0.681cm" svg:x="12.281cm" svg:y="16.336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1cm" svg:y="16.336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482cm" svg:y="16.537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4cm" svg:y="16.423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16.423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5cm" svg:y="16.624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3.181cm" svg:height="0.374cm" svg:x="11.196cm" svg:y="15.836cm">
          <draw:text-box>
            <text:p><text:span text:style-name="T2">postgres_exporter</text:span></text:p>
          </draw:text-box>
        </draw:frame>
        <draw:frame draw:style-name="gr21" draw:text-style-name="P12" draw:layer="layout" svg:width="2.059cm" svg:height="0.374cm" svg:x="7.26cm" svg:y="9.345cm">
          <draw:text-box>
            <text:p><text:span text:style-name="T3">pmm-agent</text:span></text:p>
          </draw:text-box>
        </draw:frame>
        <draw:path draw:style-name="gr9" draw:text-style-name="P7" xml:id="id36" draw:id="id36" draw:layer="layout" svg:width="0.703cm" svg:height="0.602cm" svg:x="7.951cm" svg:y="8.389cm" svg:viewBox="0 0 704 603" svg:d="M51 0c-28 0-51 22-51 50v503c0 28 23 50 51 50h603c28 0 50-22 50-50v-503c0-28-22-50-50-50zM101 352l100-101-100-100 50-51 151 151-151 151zM503 402h-201v-50h201z">
          <text:p/>
        </draw:path>
        <draw:frame draw:style-name="gr22" draw:text-style-name="P12" draw:layer="layout" svg:width="2.131cm" svg:height="0.374cm" svg:x="7.238cm" svg:y="7.834cm">
          <draw:text-box>
            <text:p><text:span text:style-name="T3">pmm-admin</text:span></text:p>
          </draw:text-box>
        </draw:frame>
        <draw:connector draw:style-name="gr32" draw:text-style-name="P14" draw:layer="layout" draw:type="curve" svg:x1="8.298cm" svg:y1="10.541cm" svg:x2="12.281cm" svg:y2="11.088cm" draw:start-shape="id37" draw:start-glue-point="2" draw:end-shape="id38" draw:end-glue-point="3" svg:d="M8298 10541c0 365 1327 547 3983 547" svg:viewBox="0 0 3984 548">
          <text:p/>
        </draw:connector>
        <draw:connector draw:style-name="gr32" draw:text-style-name="P14" draw:layer="layout" draw:type="curve" svg:x1="8.298cm" svg:y1="10.541cm" svg:x2="12.281cm" svg:y2="12.966cm" draw:start-shape="id37" draw:start-glue-point="2" draw:end-shape="id39" draw:end-glue-point="3" svg:d="M8298 10541c0 1617 1327 2425 3983 2425" svg:viewBox="0 0 3984 2426">
          <text:p/>
        </draw:connector>
        <draw:connector draw:style-name="gr32" draw:text-style-name="P14" draw:layer="layout" draw:type="curve" svg:x1="8.298cm" svg:y1="10.541cm" svg:x2="12.281cm" svg:y2="14.849cm" draw:start-shape="id37" draw:start-glue-point="2" draw:end-shape="id40" draw:end-glue-point="3" svg:d="M8298 10541c0 2872 1327 4308 3983 4308" svg:viewBox="0 0 3984 4309">
          <text:p/>
        </draw:connector>
        <draw:connector draw:style-name="gr32" draw:text-style-name="P14" draw:layer="layout" draw:type="curve" svg:x1="8.298cm" svg:y1="10.541cm" svg:x2="12.281cm" svg:y2="16.72cm" draw:start-shape="id37" draw:start-glue-point="2" draw:end-shape="id41" draw:end-glue-point="3" svg:d="M8298 10541c0 4120 1327 6179 3983 6179" svg:viewBox="0 0 3984 6180">
          <text:p/>
        </draw:connector>
        <draw:connector draw:style-name="gr32" draw:text-style-name="P14" draw:layer="layout" draw:type="curve" svg:x1="8.298cm" svg:y1="10.541cm" svg:x2="12.281cm" svg:y2="18.589cm" draw:start-shape="id37" draw:start-glue-point="2" draw:end-shape="id42" draw:end-glue-point="3" svg:d="M8298 10541c0 5366 1327 8048 3983 8048" svg:viewBox="0 0 3984 8049">
          <text:p/>
        </draw:connector>
        <draw:connector draw:style-name="gr32" draw:text-style-name="P14" draw:layer="layout" draw:type="curve" svg:x1="8.298cm" svg:y1="10.541cm" svg:x2="12.281cm" svg:y2="20.446cm" draw:start-shape="id37" draw:start-glue-point="2" draw:end-shape="id43" draw:end-glue-point="3" svg:d="M8298 10541c0 6604 1327 9905 3983 9905" svg:viewBox="0 0 3984 9906">
          <text:p/>
        </draw:connector>
        <draw:connector draw:style-name="gr32" draw:text-style-name="P14" draw:layer="layout" draw:type="curve" draw:line-skew="-0.158cm" svg:x1="7.951cm" svg:y1="8.69cm" svg:x2="7.946cm" svg:y2="10.239cm" draw:start-shape="id36" draw:start-glue-point="3" draw:end-shape="id37" draw:end-glue-point="3" svg:d="M7951 8690c-994 0-992 1549-5 1549" svg:viewBox="0 0 746 1550">
          <text:p/>
        </draw:connector>
        <draw:connector draw:style-name="gr32" draw:text-style-name="P14" draw:layer="layout" draw:type="curve" svg:x1="17.734cm" svg:y1="8.3cm" svg:x2="13.116cm" svg:y2="11.088cm" draw:start-shape="id44" draw:start-glue-point="2" draw:end-shape="id38" draw:end-glue-point="1" svg:d="M17734 8300c0 1859-1539 2788-4618 2788" svg:viewBox="0 0 4619 2789">
          <text:p/>
        </draw:connector>
        <draw:connector draw:style-name="gr32" draw:text-style-name="P14" draw:layer="layout" draw:type="curve" svg:x1="17.734cm" svg:y1="8.3cm" svg:x2="13.116cm" svg:y2="12.966cm" draw:start-shape="id44" draw:start-glue-point="2" draw:end-shape="id39" draw:end-glue-point="1" svg:d="M17734 8300c0 3111-1539 4666-4618 4666" svg:viewBox="0 0 4619 4667">
          <text:p/>
        </draw:connector>
        <draw:connector draw:style-name="gr32" draw:text-style-name="P14" draw:layer="layout" draw:type="curve" svg:x1="17.734cm" svg:y1="8.3cm" svg:x2="13.116cm" svg:y2="14.849cm" draw:start-shape="id44" draw:start-glue-point="2" draw:end-shape="id40" draw:end-glue-point="1" svg:d="M17734 8300c0 4366-1539 6549-4618 6549" svg:viewBox="0 0 4619 6550">
          <text:p/>
        </draw:connector>
        <draw:connector draw:style-name="gr32" draw:text-style-name="P14" draw:layer="layout" draw:type="curve" svg:x1="17.734cm" svg:y1="8.3cm" svg:x2="13.116cm" svg:y2="16.72cm" draw:start-shape="id44" draw:start-glue-point="2" draw:end-shape="id41" draw:end-glue-point="1" svg:d="M17734 8300c0 5614-1539 8420-4618 8420" svg:viewBox="0 0 4619 8421">
          <text:p/>
        </draw:connector>
        <draw:connector draw:style-name="gr32" draw:text-style-name="P14" draw:layer="layout" draw:type="curve" svg:x1="17.734cm" svg:y1="8.3cm" svg:x2="13.116cm" svg:y2="18.589cm" draw:start-shape="id44" draw:start-glue-point="2" draw:end-shape="id42" draw:end-glue-point="1" svg:d="M17734 8300c0 6860-1539 10289-4618 10289" svg:viewBox="0 0 4619 10290">
          <text:p/>
        </draw:connector>
        <draw:connector draw:style-name="gr32" draw:text-style-name="P14" draw:layer="layout" draw:type="curve" svg:x1="17.734cm" svg:y1="8.3cm" svg:x2="13.116cm" svg:y2="20.446cm" draw:start-shape="id44" draw:start-glue-point="2" draw:end-shape="id43" draw:end-glue-point="1" svg:d="M17734 8300c0 8098-1539 12146-4618 12146" svg:viewBox="0 0 4619 12147">
          <text:p/>
        </draw:connector>
        <draw:connector draw:style-name="gr32" draw:text-style-name="P14" draw:layer="layout" draw:type="curve" svg:x1="8.655cm" svg:y1="8.69cm" svg:x2="15.889cm" svg:y2="7.22cm" draw:start-shape="id36" draw:start-glue-point="1" draw:end-shape="id44" draw:end-glue-point="3" svg:d="M8655 8690c5415 0 1798-1470 7234-1470" svg:viewBox="0 0 7235 1471">
          <text:p/>
        </draw:connector>
        <draw:connector draw:style-name="gr32" draw:text-style-name="P14" draw:layer="layout" draw:type="curve" svg:x1="8.65cm" svg:y1="10.239cm" svg:x2="15.889cm" svg:y2="7.22cm" draw:start-shape="id37" draw:start-glue-point="1" draw:end-shape="id44" draw:end-glue-point="3" svg:d="M8650 10239c5419 0 1800-3019 7239-3019" svg:viewBox="0 0 7240 3020">
          <text:p/>
        </draw:connector>
        <draw:connector draw:style-name="gr32" draw:text-style-name="P14" draw:layer="layout" draw:type="curve" svg:x1="8.298cm" svg:y1="10.541cm" svg:x2="5.375cm" svg:y2="12.396cm" draw:start-shape="id37" draw:start-glue-point="2" draw:end-shape="id34" draw:end-glue-point="1" svg:d="M8298 10541c0 1237-974 1855-2923 1855" svg:viewBox="0 0 2924 1856">
          <text:p/>
        </draw:connector>
      </draw:page>
      <draw:page draw:name="page4" draw:style-name="dp1" draw:master-page-name="Обычный">
        <draw:polygon draw:style-name="gr46" draw:text-style-name="P1" draw:layer="layout" svg:width="11.177cm" svg:height="16.636cm" svg:x="7.007cm" svg:y="9.547cm" svg:viewBox="0 0 11178 16637" draw:points="0,0 11178,0 11178,16637 0,16637">
          <text:p/>
        </draw:polygon>
        <draw:g xml:id="id49" draw:id="id49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1.211cm" svg:y="14.294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1.211cm" svg:y="14.294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1.412cm" svg:y="14.495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1.364cm" svg:y="14.381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1.364cm" svg:y="14.381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1.565cm" svg:y="14.582cm" svg:viewBox="0 0 280 281" svg:d="M140 0c77 0 140 63 140 141 0 77-63 140-140 140s-140-63-140-140c0-78 63-141 140-141z">
            <text:p/>
          </draw:path>
        </draw:g>
        <draw:g xml:id="id45" draw:id="id45">
          <draw:path draw:style-name="gr10" draw:text-style-name="P8" draw:layer="layout" svg:width="1.111cm" svg:height="0.973cm" svg:x="16.335cm" svg:y="20.93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6.475cm" svg:y="21.278cm" svg:viewBox="0 0 834 348" svg:d="M0 0v348h347v-348zM486 0v70h348v-70zM486 139v70h348v-70zM486 278v70h209v-70z">
            <text:p/>
          </draw:path>
        </draw:g>
        <draw:g xml:id="id47" draw:id="id47">
          <draw:path draw:style-name="gr10" draw:text-style-name="P8" draw:layer="layout" svg:width="1.111cm" svg:height="0.972cm" svg:x="11.054cm" svg:y="20.9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1.193cm" svg:y="21.277cm" svg:viewBox="0 0 834 348" svg:d="M0 0v348h347v-348zM487 0v70h347v-70zM487 139v70h347v-70zM487 278v70h208v-70z">
            <text:p/>
          </draw:path>
        </draw:g>
        <draw:g xml:id="id50" draw:id="id50">
          <draw:glue-point draw:id="4" svg:x="-3.596cm" svg:y="-4.331cm"/>
          <draw:path draw:style-name="gr7" draw:text-style-name="P5" draw:layer="layout" svg:width="1.703cm" svg:height="1.899cm" svg:x="10.682cm" svg:y="23.469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46" draw:id="id46" draw:layer="layout" svg:width="1.703cm" svg:height="1.899cm" svg:x="10.682cm" svg:y="23.469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0.692cm" svg:y="23.462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2cm" svg:height="0.648cm" svg:x="10.692cm" svg:y="23.462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4" draw:text-style-name="P10" draw:layer="layout" svg:width="2.508cm" svg:height="0.497cm" svg:x="15.187cm" svg:y="10.384cm">
          <draw:text-box>
            <text:p><text:span text:style-name="T1">PMM Server</text:span></text:p>
          </draw:text-box>
        </draw:frame>
        <draw:frame draw:style-name="gr23" draw:text-style-name="P12" draw:layer="layout" svg:width="2.165cm" svg:height="0.374cm" svg:x="10.509cm" svg:y="25.475cm">
          <draw:text-box>
            <text:p><text:span text:style-name="T3">Prometheus</text:span></text:p>
          </draw:text-box>
        </draw:frame>
        <draw:g xml:id="id52" draw:id="id52">
          <draw:path draw:style-name="gr24" draw:text-style-name="P5" draw:layer="layout" svg:width="1.703cm" svg:height="1.899cm" svg:x="13.09cm" svg:y="17.152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1.899cm" svg:x="13.09cm" svg:y="17.152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0.648cm" svg:x="13.099cm" svg:y="17.1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4" draw:text-style-name="P5" draw:layer="layout" svg:width="1.703cm" svg:height="0.648cm" svg:x="13.099cm" svg:y="17.1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5" draw:text-style-name="P12" draw:layer="layout" svg:width="1.971cm" svg:height="0.374cm" svg:x="12.97cm" svg:y="19.28cm">
          <draw:text-box>
            <text:p><text:span text:style-name="T3">ClickHouse</text:span></text:p>
          </draw:text-box>
        </draw:frame>
        <draw:g xml:id="id48" draw:id="id48">
          <draw:path draw:style-name="gr7" draw:text-style-name="P5" draw:layer="layout" svg:width="1.703cm" svg:height="1.899cm" svg:x="13.089cm" svg:y="13.72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089cm" svg:y="13.72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098cm" svg:y="13.72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098cm" svg:y="13.72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6" draw:text-style-name="P12" draw:layer="layout" svg:width="2.102cm" svg:height="0.374cm" svg:x="12.973cm" svg:y="15.839cm">
          <draw:text-box>
            <text:p><text:span text:style-name="T3">PostgreSQL</text:span></text:p>
          </draw:text-box>
        </draw:frame>
        <draw:frame draw:style-name="gr27" draw:text-style-name="P12" draw:layer="layout" svg:width="1.433cm" svg:height="0.374cm" svg:x="16.135cm" svg:y="21.99cm">
          <draw:text-box>
            <text:p><text:span text:style-name="T3">Grafana</text:span></text:p>
          </draw:text-box>
        </draw:frame>
        <draw:frame draw:style-name="gr28" draw:text-style-name="P11" draw:layer="layout" svg:width="2.441cm" svg:height="0.374cm" svg:x="8.456cm" svg:y="14.483cm">
          <draw:text-box>
            <text:p><text:span text:style-name="T2">pmm-managed</text:span></text:p>
          </draw:text-box>
        </draw:frame>
        <draw:frame draw:style-name="gr47" draw:text-style-name="P12" draw:layer="layout" svg:width="1.822cm" svg:height="0.747cm" svg:x="9.217cm" svg:y="17.897cm">
          <draw:text-box>
            <text:p><text:span text:style-name="T3">QAN API 2</text:span></text:p>
          </draw:text-box>
        </draw:frame>
        <draw:g xml:id="id53" draw:id="id53">
          <draw:path draw:style-name="gr7" draw:text-style-name="P5" draw:layer="layout" svg:width="0.681cm" svg:height="0.681cm" svg:x="11.21cm" svg:y="17.694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1.21cm" svg:y="17.694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1.411cm" svg:y="17.895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1.363cm" svg:y="17.78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draw:layer="layout" svg:width="0.682cm" svg:height="0.682cm" svg:x="11.363cm" svg:y="17.78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1.565cm" svg:y="17.982cm" svg:viewBox="0 0 279 281" svg:d="M140 0c77 0 139 63 139 140 0 78-62 141-139 141-78 0-140-63-140-141 0-77 62-140 140-140z">
            <text:p/>
          </draw:path>
        </draw:g>
        <draw:connector draw:style-name="gr48" draw:text-style-name="P14" draw:layer="layout" draw:type="curve" svg:x1="16.335cm" svg:y1="21.417cm" svg:x2="12.386cm" svg:y2="24.419cm" draw:start-shape="id45" draw:start-glue-point="3" draw:end-shape="id46" draw:end-glue-point="1" svg:d="M16335 21417c-2941 0-967 3002-3949 3002" svg:viewBox="0 0 3950 3003">
          <text:p/>
        </draw:connector>
        <draw:connector draw:style-name="gr32" draw:text-style-name="P14" draw:layer="layout" draw:type="curve" svg:x1="16.335cm" svg:y1="21.417cm" svg:x2="12.166cm" svg:y2="21.416cm" draw:start-shape="id45" draw:start-glue-point="3" draw:end-shape="id47" draw:end-glue-point="1" svg:d="M16335 21417c-3126 0-1042-1-4169-1" svg:viewBox="0 0 4170 2">
          <text:p/>
        </draw:connector>
        <draw:connector draw:style-name="gr49" draw:text-style-name="P14" draw:layer="layout" draw:type="curve" svg:x1="13.089cm" svg:y1="14.673cm" svg:x2="12.046cm" svg:y2="14.678cm" draw:start-shape="id48" draw:start-glue-point="3" draw:end-shape="id49" draw:end-glue-point="1" svg:d="M13089 14673c-792 0-271 5-1043 5" svg:viewBox="0 0 1044 6">
          <text:p/>
        </draw:connector>
        <draw:connector draw:style-name="gr50" draw:text-style-name="P14" draw:layer="layout" draw:type="curve" svg:x1="10.682cm" svg:y1="24.415cm" svg:x2="4.28cm" svg:y2="15.962cm" draw:start-shape="id50" draw:start-glue-point="3" draw:end-shape="id51" draw:end-glue-point="2" svg:d="M10682 24415c-4268 0-6402-2817-6402-8453" svg:viewBox="0 0 6403 8454">
          <text:p/>
        </draw:connector>
        <draw:connector draw:style-name="gr49" draw:text-style-name="P14" draw:layer="layout" draw:type="curve" svg:x1="13.09cm" svg:y1="18.098cm" svg:x2="12.046cm" svg:y2="18.078cm" draw:start-shape="id52" draw:start-glue-point="3" draw:end-shape="id53" draw:end-glue-point="1" svg:d="M13090 18098c-774 0-252-20-1044-20" svg:viewBox="0 0 1045 21">
          <text:p/>
        </draw:connector>
        <draw:connector draw:style-name="gr32" draw:text-style-name="P14" draw:layer="layout" draw:type="curve" svg:x1="11.628cm" svg:y1="15.063cm" svg:x2="11.628cm" svg:y2="17.694cm" draw:start-shape="id49" draw:start-glue-point="2" draw:end-shape="id53" draw:end-glue-point="0" svg:d="M11628 15063v2631" svg:viewBox="0 0 1 2632">
          <text:p/>
        </draw:connector>
        <draw:custom-shape draw:style-name="gr51" draw:text-style-name="P15" xml:id="id54" draw:id="id54" draw:layer="layout" svg:width="1.524cm" svg:height="1.311cm" svg:x="10.841cm" svg:y="10.721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4" draw:layer="layout" draw:type="curve" svg:x1="11.61cm" svg:y1="20.93cm" svg:x2="11.628cm" svg:y2="18.463cm" draw:start-shape="id47" draw:start-glue-point="0" draw:end-shape="id53" draw:end-glue-point="2" svg:d="M11610 20930c0-1840 18-607 18-2467" svg:viewBox="0 0 19 2468">
          <text:p/>
        </draw:connector>
        <draw:frame draw:style-name="gr52" draw:text-style-name="P17" draw:layer="layout" svg:width="0.993cm" svg:height="0.374cm" svg:x="11.094cm" svg:y="10.055cm">
          <draw:text-box>
            <text:p><text:span text:style-name="T5">nginx</text:span></text:p>
          </draw:text-box>
        </draw:frame>
        <draw:g xml:id="id55" draw:id="id5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3.486cm" svg:y="11.326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3.793cm" svg:y="10.651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3" draw:text-style-name="P21" xml:id="id51" draw:id="id51" draw:layer="layout" svg:width="3.689cm" svg:height="2.158cm" svg:x="2.435cm" svg:y="13.803cm" svg:viewBox="0 0 3690 2159" draw:points="0,0 3690,0 3690,2159 0,2159">
          <text:p text:style-name="P18"><text:span text:style-name="T6">PMM Client</text:span></text:p>
        </draw:polygon>
        <draw:frame draw:style-name="gr37" draw:text-style-name="P19" draw:layer="layout" svg:width="1.7cm" svg:height="0.374cm" svg:x="3.822cm" svg:y="12.256cm">
          <draw:text-box>
            <text:p text:style-name="P18"><text:span text:style-name="T5">User</text:span></text:p>
          </draw:text-box>
        </draw:frame>
        <draw:frame draw:style-name="gr53" draw:text-style-name="P12" draw:layer="layout" svg:width="1.636cm" svg:height="0.747cm" svg:x="9.212cm" svg:y="21.197cm">
          <draw:text-box>
            <text:p><text:span text:style-name="T3">QAN APP</text:span></text:p>
          </draw:text-box>
        </draw:frame>
        <draw:connector draw:style-name="gr32" draw:text-style-name="P14" draw:layer="layout" draw:type="curve" svg:x1="12.365cm" svg:y1="11.376cm" svg:x2="16.891cm" svg:y2="20.93cm" draw:start-shape="id54" draw:start-glue-point="1" draw:end-shape="id45" draw:end-glue-point="0" svg:d="M12365 11376c3018 0 4526 3184 4526 9554" svg:viewBox="0 0 4527 9555">
          <text:p/>
        </draw:connector>
        <draw:connector draw:style-name="gr32" draw:text-style-name="P14" draw:layer="layout" draw:type="curve" svg:x1="11.603cm" svg:y1="12.032cm" svg:x2="11.628cm" svg:y2="14.294cm" draw:start-shape="id54" draw:start-glue-point="2" draw:end-shape="id49" draw:end-glue-point="0" svg:d="M11603 12032c0 1687 25 557 25 2262" svg:viewBox="0 0 26 2263">
          <text:p/>
        </draw:connector>
        <draw:connector draw:style-name="gr32" draw:text-style-name="P14" draw:layer="layout" draw:type="curve" svg:x1="4.838cm" svg:y1="11.388cm" svg:x2="10.841cm" svg:y2="11.376cm" draw:start-shape="id55" draw:start-glue-point="1" draw:end-shape="id54" draw:end-glue-point="3" svg:d="M4838 11388c4512 0 1511-12 6003-12" svg:viewBox="0 0 6004 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41cm" fo:margin-bottom="1.041cm" fo:margin-left="1.041cm" fo:margin-right="1.04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date>2020-05-01T11:37:55.500705005</dc:date>
    <meta:editing-duration>PT6H1M20S</meta:editing-duration>
    <meta:editing-cycles>19</meta:editing-cycles>
    <meta:generator>LibreOffice/6.4.3.2$MacOSX_X86_64 LibreOffice_project/747b5d0ebf89f41c860ec2a39efd7cb15b54f2d8</meta:generator>
    <meta:document-statistic meta:object-count="310"/>
  </office:meta>
</office:document-meta>
</file>